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00ffff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3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4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00ffff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loext:opacity="100%" style:font-name="Tahoma" fo:font-size="10.1000003814697pt" fo:font-weight="normal" style:font-name-asian="Tahoma" style:font-size-asian="10.1000003814697pt" style:font-weight-asian="normal" style:font-name-complex="Tahoma" style:font-size-complex="10.1000003814697pt" style:font-weight-complex="normal"/>
    </style:style>
    <style:style style:name="T2" style:family="text">
      <style:text-properties fo:color="#000000" loext:opacity="100%" style:font-name="Tahoma" fo:font-size="13.8999996185303pt" fo:font-weight="bold" style:font-name-asian="Tahoma" style:font-size-asian="13.8999996185303pt" style:font-weight-asian="bold" style:font-name-complex="Tahoma" style:font-size-complex="13.8999996185303pt" style:font-weight-complex="bold"/>
    </style:style>
    <style:style style:name="T3" style:family="text">
      <style:text-properties fo:color="#000000" loext:opacity="100%" style:font-name="Tahoma" fo:font-size="14.6999998092651pt" fo:font-weight="normal" style:font-name-asian="Tahoma" style:font-size-asian="14.6999998092651pt" style:font-weight-asian="normal" style:font-name-complex="Tahoma" style:font-size-complex="14.6999998092651pt" style:font-weight-complex="normal"/>
    </style:style>
    <style:style style:name="T4" style:family="text">
      <style:text-properties fo:color="#000000" loext:opacity="100%" style:font-name="Tahoma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T5" style:family="text">
      <style:text-properties fo:color="#000000" loext:opacity="100%" style:font-name="Tahoma" fo:font-size="11.1000003814697pt" fo:font-weight="normal" style:font-name-asian="Tahoma" style:font-size-asian="11.1000003814697pt" style:font-weight-asian="normal" style:font-name-complex="Tahoma" style:font-size-complex="11.1000003814697pt" style:font-weight-complex="normal"/>
    </style:style>
    <style:style style:name="T6" style:family="text">
      <style:text-properties fo:color="#000000" loext:opacity="100%" style:font-name="Tahoma" fo:font-size="11.1000003814697pt" fo:font-weight="bold" style:font-name-asian="Tahoma" style:font-size-asian="11.1000003814697pt" style:font-weight-asian="bold" style:font-name-complex="Tahoma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809cm" svg:height="0.488cm" svg:x="2.955cm" svg:y="1.279cm">
          <draw:text-box>
            <text:p text:style-name="P1"><text:span text:style-name="T1">C</text:span><text:span text:style-name="T1">O</text:span><text:span text:style-name="T1">S</text:span><text:span text:style-name="T1">3</text:span><text:span text:style-name="T1">0</text:span><text:span text:style-name="T1">0</text:span><text:span text:style-name="T1">0</text:span><text:span text:style-name="T1">8</text:span><text:span text:style-name="T1"> </text:span></text:p>
          </draw:text-box>
        </draw:frame>
        <draw:frame draw:style-name="gr1" draw:text-style-name="P2" draw:layer="layout" svg:width="2.967cm" svg:height="0.488cm" svg:x="9.271cm" svg:y="1.279cm">
          <draw:text-box>
            <text:p text:style-name="P1"><text:span text:style-name="T1">S</text:span><text:span text:style-name="T1">e</text:span><text:span text:style-name="T1">m</text:span><text:span text:style-name="T1">e</text:span><text:span text:style-name="T1">s</text:span><text:span text:style-name="T1">t</text:span><text:span text:style-name="T1">e</text:span><text:span text:style-name="T1">r</text:span><text:span text:style-name="T1"> </text:span><text:span text:style-name="T1">1</text:span><text:span text:style-name="T1">,</text:span><text:span text:style-name="T1"> </text:span><text:span text:style-name="T1">2</text:span><text:span text:style-name="T1">0</text:span><text:span text:style-name="T1">2</text:span><text:span text:style-name="T1">5</text:span><text:span text:style-name="T1"> </text:span></text:p>
          </draw:text-box>
        </draw:frame>
        <draw:frame draw:style-name="gr1" draw:text-style-name="P2" draw:layer="layout" svg:width="3.188cm" svg:height="0.488cm" svg:x="15.435cm" svg:y="1.279cm">
          <draw:text-box>
            <text:p text:style-name="P1"><text:span text:style-name="T1">Dr. </text:span><text:span text:style-name="T1">Markus </text:span><text:span text:style-name="T1">Lumpe </text:span></text:p>
          </draw:text-box>
        </draw:frame>
        <draw:frame draw:style-name="gr1" draw:text-style-name="P2" draw:layer="layout" svg:width="0.355cm" svg:height="0.488cm" svg:x="2.574cm" svg:y="1.9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88cm" svg:x="2.574cm" svg:y="27.8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88cm" svg:x="10.097cm" svg:y="27.805cm">
          <draw:text-box>
            <text:p text:style-name="P1"><text:span text:style-name="T1">1 </text:span></text:p>
          </draw:text-box>
        </draw:frame>
        <draw:frame draw:style-name="gr2" draw:text-style-name="P3" draw:layer="layout" svg:width="8.964cm" svg:height="0.67cm" svg:x="6.05cm" svg:y="2.557cm">
          <draw:text-box>
            <text:p text:style-name="P1"><text:span text:style-name="T2">S</text:span><text:span text:style-name="T2">w</text:span><text:span text:style-name="T2">i</text:span><text:span text:style-name="T2">n</text:span><text:span text:style-name="T2">b</text:span><text:span text:style-name="T2">u</text:span><text:span text:style-name="T2">r</text:span><text:span text:style-name="T2">n</text:span><text:span text:style-name="T2">e</text:span><text:span text:style-name="T2">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o</text:span><text:span text:style-name="T2">l</text:span><text:span text:style-name="T2">o</text:span><text:span text:style-name="T2">g</text:span><text:span text:style-name="T2">y</text:span><text:span text:style-name="T2"> </text:span></text:p>
          </draw:text-box>
        </draw:frame>
        <draw:frame draw:style-name="gr2" draw:text-style-name="P4" draw:layer="layout" svg:width="14.326cm" svg:height="0.708cm" svg:x="4.388cm" svg:y="3.581cm">
          <draw:text-box>
            <text:p text:style-name="P1"><text:span text:style-name="T3">S</text:span><text:span text:style-name="T3">c</text:span><text:span text:style-name="T3">h</text:span><text:span text:style-name="T3">o</text:span><text:span text:style-name="T3">o</text:span><text:span text:style-name="T3">l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</text:span><text:span text:style-name="T3">,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m</text:span><text:span text:style-name="T3">e</text:span><text:span text:style-name="T3">r</text:span><text:span text:style-name="T3">g</text:span><text:span text:style-name="T3">i</text:span><text:span text:style-name="T3">n</text:span><text:span text:style-name="T3">g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text:span text:style-name="T3">e</text:span><text:span text:style-name="T3">s</text:span><text:span text:style-name="T3"> </text:span></text:p>
          </draw:text-box>
        </draw:frame>
        <draw:frame draw:style-name="gr2" draw:text-style-name="P3" draw:layer="layout" svg:width="6.732cm" svg:height="0.67cm" svg:x="7.041cm" svg:y="4.868cm">
          <draw:text-box>
            <text:p text:style-name="P1"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C</text:span><text:span text:style-name="T2">O</text:span><text:span text:style-name="T2">V</text:span><text:span text:style-name="T2">E</text:span><text:span text:style-name="T2">R</text:span><text:span text:style-name="T2"> </text:span><text:span text:style-name="T2">S</text:span><text:span text:style-name="T2">H</text:span><text:span text:style-name="T2">E</text:span><text:span text:style-name="T2">E</text:span><text:span text:style-name="T2">T</text:span><text:span text:style-name="T2"> </text:span></text:p>
          </draw:text-box>
        </draw:frame>
        <draw:polygon draw:style-name="gr3" draw:text-style-name="P5" draw:layer="layout" svg:width="16.011cm" svg:height="0.051cm" svg:x="2.522cm" svg:y="6.154cm" svg:viewBox="0 0 16012 52" draw:points="0,0 16012,0 16012,52 0,52">
          <text:p/>
        </draw:polygon>
        <draw:frame draw:style-name="gr4" draw:text-style-name="P6" draw:layer="layout" svg:width="0.422cm" svg:height="0.577cm" svg:x="2.574cm" svg:y="5.575cm">
          <draw:text-box>
            <text:p text:style-name="P1"><text:span text:style-name="T4"><text:s/></text:span></text:p>
          </draw:text-box>
        </draw:frame>
        <draw:frame draw:style-name="gr5" draw:text-style-name="P7" draw:layer="layout" svg:width="0.388cm" svg:height="0.53cm" svg:x="2.574cm" svg:y="6.34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2.82cm" svg:height="0.53cm" svg:x="2.574cm" svg:y="6.975cm">
          <draw:text-box>
            <text:p text:style-name="P1"><text:span text:style-name="T6">S</text:span><text:span text:style-name="T6">u</text:span><text:span text:style-name="T6">b</text:span><text:span text:style-name="T6">j</text:span><text:span text:style-name="T6">e</text:span><text:span text:style-name="T6">c</text:span><text:span text:style-name="T6">t</text:span><text:span text:style-name="T6"> </text:span><text:span text:style-name="T6">C</text:span><text:span text:style-name="T6">o</text:span><text:span text:style-name="T6">d</text:span><text:span text:style-name="T6">e</text:span><text:span text:style-name="T6">:</text:span><text:span text:style-name="T6"> </text:span><text:span text:style-name="T6"><text:s/></text:span></text:p>
          </draw:text-box>
        </draw:frame>
        <draw:frame draw:style-name="gr5" draw:text-style-name="P7" draw:layer="layout" svg:width="0.388cm" svg:height="0.53cm" svg:x="6.384cm" svg:y="6.97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7.654cm" svg:y="6.97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1.981cm" svg:height="0.53cm" svg:x="8.924cm" svg:y="6.975cm">
          <draw:text-box>
            <text:p text:style-name="P1"><text:span text:style-name="T5">C</text:span><text:span text:style-name="T5">O</text:span><text:span text:style-name="T5">S</text:span><text:span text:style-name="T5">3</text:span><text:span text:style-name="T5">0</text:span><text:span text:style-name="T5">0</text:span><text:span text:style-name="T5">0</text:span><text:span text:style-name="T5">8</text:span><text:span text:style-name="T5"> </text:span></text:p>
          </draw:text-box>
        </draw:frame>
        <draw:frame draw:style-name="gr5" draw:text-style-name="P7" draw:layer="layout" svg:width="0.388cm" svg:height="0.53cm" svg:x="11.464cm" svg:y="6.97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12.734cm" svg:y="6.975cm">
          <draw:text-box>
            <text:p text:style-name="P1"><text:span text:style-name="T5"><text:s text:c="2"/></text:span></text:p>
          </draw:text-box>
        </draw:frame>
        <draw:frame draw:style-name="gr5" draw:text-style-name="P7" draw:layer="layout" svg:width="2.706cm" svg:height="0.53cm" svg:x="2.574cm" svg:y="7.61cm">
          <draw:text-box>
            <text:p text:style-name="P1"><text:span text:style-name="T6">S</text:span><text:span text:style-name="T6">u</text:span><text:span text:style-name="T6">b</text:span><text:span text:style-name="T6">j</text:span><text:span text:style-name="T6">e</text:span><text:span text:style-name="T6">c</text:span><text:span text:style-name="T6">t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:</text:span><text:span text:style-name="T6"> </text:span><text:span text:style-name="T6"><text:s/></text:span></text:p>
          </draw:text-box>
        </draw:frame>
        <draw:frame draw:style-name="gr5" draw:text-style-name="P7" draw:layer="layout" svg:width="0.388cm" svg:height="0.53cm" svg:x="6.384cm" svg:y="7.61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7.654cm" svg:y="7.61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4.988cm" svg:height="0.53cm" svg:x="8.924cm" svg:y="7.61cm">
          <draw:text-box>
            <text:p text:style-name="P1"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&amp;</text:span><text:span text:style-name="T5"> </text:span><text:span text:style-name="T5">P</text:span><text:span text:style-name="T5">a</text:span><text:span text:style-name="T5">t</text:span><text:span text:style-name="T5">t</text:span><text:span text:style-name="T5">e</text:span><text:span text:style-name="T5">r</text:span><text:span text:style-name="T5">n</text:span><text:span text:style-name="T5">s</text:span><text:span text:style-name="T5"> </text:span></text:p>
          </draw:text-box>
        </draw:frame>
        <draw:frame draw:style-name="gr5" draw:text-style-name="P7" draw:layer="layout" svg:width="6.104cm" svg:height="0.53cm" svg:x="2.574cm" svg:y="8.245cm">
          <draw:text-box>
            <text:p text:style-name="P1"><text:span text:style-name="T6">A</text:span><text:span text:style-name="T6">s</text:span><text:span text:style-name="T6">s</text:span><text:span text:style-name="T6">i</text:span><text:span text:style-name="T6">g</text:span><text:span text:style-name="T6">n</text:span><text:span text:style-name="T6">m</text:span><text:span text:style-name="T6">e</text:span><text:span text:style-name="T6">n</text:span><text:span text:style-name="T6">t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:</text:span><text:span text:style-name="T6"> </text:span><text:span text:style-name="T6"><text:s/></text:span><text:span text:style-name="T6"><text:s/></text:span></text:p>
          </draw:text-box>
        </draw:frame>
        <draw:frame draw:style-name="gr5" draw:text-style-name="P7" draw:layer="layout" svg:width="8.333cm" svg:height="0.53cm" svg:x="8.924cm" svg:y="8.245cm">
          <draw:text-box>
            <text:p text:style-name="P1"><text:span text:style-name="T5">3 – Amortized Analysis &amp; </text:span><text:span text:style-name="T5">Abstract Data Types </text:span></text:p>
          </draw:text-box>
        </draw:frame>
        <draw:frame draw:style-name="gr5" draw:text-style-name="P7" draw:layer="layout" svg:width="2.067cm" svg:height="0.53cm" svg:x="2.574cm" svg:y="8.88cm">
          <draw:text-box>
            <text:p text:style-name="P1"><text:span text:style-name="T6">D</text:span><text:span text:style-name="T6">u</text:span><text:span text:style-name="T6">e</text:span><text:span text:style-name="T6"> </text:span><text:span text:style-name="T6">d</text:span><text:span text:style-name="T6">a</text:span><text:span text:style-name="T6">t</text:span><text:span text:style-name="T6">e</text:span><text:span text:style-name="T6">:</text:span><text:span text:style-name="T6"> </text:span><text:span text:style-name="T6"><text:s/></text:span></text:p>
          </draw:text-box>
        </draw:frame>
        <draw:frame draw:style-name="gr5" draw:text-style-name="P7" draw:layer="layout" svg:width="0.388cm" svg:height="0.53cm" svg:x="5.114cm" svg:y="8.88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6.384cm" svg:y="8.88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7.654cm" svg:y="8.88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5.276cm" svg:height="0.53cm" svg:x="8.924cm" svg:y="8.88cm">
          <draw:text-box>
            <text:p text:style-name="P1"><text:span text:style-name="T5">S</text:span><text:span text:style-name="T5">u</text:span><text:span text:style-name="T5">n</text:span><text:span text:style-name="T5">d</text:span><text:span text:style-name="T5">a</text:span><text:span text:style-name="T5">y</text:span><text:span text:style-name="T5">,</text:span><text:span text:style-name="T5"> </text:span><text:span text:style-name="T5">M</text:span><text:span text:style-name="T5">a</text:span><text:span text:style-name="T5">y</text:span><text:span text:style-name="T5"> </text:span><text:span text:style-name="T5">1</text:span><text:span text:style-name="T5">8</text:span><text:span text:style-name="T5">,</text:span><text:span text:style-name="T5"> </text:span><text:span text:style-name="T5">2</text:span><text:span text:style-name="T5">0</text:span><text:span text:style-name="T5">2</text:span><text:span text:style-name="T5">5</text:span><text:span text:style-name="T5">,</text:span><text:span text:style-name="T5"> </text:span><text:span text:style-name="T5">2</text:span><text:span text:style-name="T5">3</text:span><text:span text:style-name="T5">:</text:span><text:span text:style-name="T5">5</text:span><text:span text:style-name="T5">9</text:span><text:span text:style-name="T5"> </text:span></text:p>
          </draw:text-box>
        </draw:frame>
        <draw:frame draw:style-name="gr5" draw:text-style-name="P7" draw:layer="layout" svg:width="1.968cm" svg:height="0.53cm" svg:x="2.574cm" svg:y="9.515cm">
          <draw:text-box>
            <text:p text:style-name="P1"><text:span text:style-name="T6">Lecturer: <text:s/></text:span></text:p>
          </draw:text-box>
        </draw:frame>
        <draw:frame draw:style-name="gr5" draw:text-style-name="P7" draw:layer="layout" svg:width="0.388cm" svg:height="0.53cm" svg:x="5.114cm" svg:y="9.51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6.384cm" svg:y="9.51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7.654cm" svg:y="9.51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3.491cm" svg:height="0.53cm" svg:x="8.924cm" svg:y="9.515cm">
          <draw:text-box>
            <text:p text:style-name="P1"><text:span text:style-name="T5">Dr. </text:span><text:span text:style-name="T5">Ma</text:span><text:span text:style-name="T5">rku</text:span><text:span text:style-name="T5">s </text:span><text:span text:style-name="T5">Lu</text:span><text:span text:style-name="T5">mp</text:span><text:span text:style-name="T5">e </text:span></text:p>
          </draw:text-box>
        </draw:frame>
        <draw:polygon draw:style-name="gr3" draw:text-style-name="P5" draw:layer="layout" svg:width="16.011cm" svg:height="0.051cm" svg:x="2.522cm" svg:y="10.684cm" svg:viewBox="0 0 16012 52" draw:points="0,0 16012,0 16012,52 0,52">
          <text:p/>
        </draw:polygon>
        <draw:frame draw:style-name="gr5" draw:text-style-name="P7" draw:layer="layout" svg:width="0.388cm" svg:height="0.53cm" svg:x="2.574cm" svg:y="10.1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2.574cm" svg:y="10.869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2.53cm" svg:height="0.53cm" svg:x="2.574cm" svg:y="11.504cm">
          <draw:text-box>
            <text:p text:style-name="P1"><text:span text:style-name="T6">Y</text:span><text:span text:style-name="T6">o</text:span><text:span text:style-name="T6">u</text:span><text:span text:style-name="T6">r</text:span><text:span text:style-name="T6"> </text:span><text:span text:style-name="T6">n</text:span><text:span text:style-name="T6">a</text:span><text:span text:style-name="T6">m</text:span><text:span text:style-name="T6">e</text:span><text:span text:style-name="T6">:</text:span><text:span text:style-name="T6"> </text:span><text:span text:style-name="T6"><text:s/></text:span><text:span text:style-name="T6"><text:s/></text:span></text:p>
          </draw:text-box>
        </draw:frame>
        <draw:frame draw:style-name="gr5" draw:text-style-name="P7" draw:layer="layout" svg:width="0.388cm" svg:height="0.53cm" svg:x="6.384cm" svg:y="11.504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7.654cm" svg:y="11.504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8.924cm" svg:y="11.504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10.194cm" svg:y="11.504cm">
          <draw:text-box>
            <text:p text:style-name="P1"><text:span text:style-name="T5"><text:s text:c="2"/></text:span></text:p>
          </draw:text-box>
        </draw:frame>
        <draw:frame draw:style-name="gr5" draw:text-style-name="P7" draw:layer="layout" svg:width="3.386cm" svg:height="0.53cm" svg:x="11.464cm" svg:y="11.504cm">
          <draw:text-box>
            <text:p text:style-name="P1"><text:span text:style-name="T5"><text:s/></text:span><text:span text:style-name="T6">Y</text:span><text:span text:style-name="T6">o</text:span><text:span text:style-name="T6">u</text:span><text:span text:style-name="T6">r</text:span><text:span text:style-name="T6"> </text:span><text:span text:style-name="T6">s</text:span><text:span text:style-name="T6">t</text:span><text:span text:style-name="T6">u</text:span><text:span text:style-name="T6">d</text:span><text:span text:style-name="T6">e</text:span><text:span text:style-name="T6">n</text:span><text:span text:style-name="T6">t</text:span><text:span text:style-name="T6"> </text:span><text:span text:style-name="T6">I</text:span><text:span text:style-name="T6">D</text:span><text:span text:style-name="T6">:</text:span><text:span text:style-name="T6"> </text:span></text:p>
          </draw:text-box>
        </draw:frame>
        <draw:frame draw:style-name="gr5" draw:text-style-name="P7" draw:layer="layout" svg:width="0.388cm" svg:height="0.53cm" svg:x="15.274cm" svg:y="11.504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16.544cm" svg:y="11.504cm">
          <draw:text-box>
            <text:p text:style-name="P1"><text:span text:style-name="T5"><text:s/></text:span></text:p>
          </draw:text-box>
        </draw:frame>
        <draw:polygon draw:style-name="gr3" draw:text-style-name="P5" draw:layer="layout" svg:width="5.487cm" svg:height="0.026cm" svg:x="4.825cm" svg:y="11.954cm" svg:viewBox="0 0 5488 27" draw:points="0,0 5488,0 5488,27 0,27">
          <text:p/>
        </draw:polygon>
        <draw:polygon draw:style-name="gr3" draw:text-style-name="P5" draw:layer="layout" svg:width="2.972cm" svg:height="0.026cm" svg:x="14.841cm" svg:y="11.954cm" svg:viewBox="0 0 2973 27" draw:points="0,0 2973,0 2973,27 0,27">
          <text:p/>
        </draw:polygon>
        <draw:frame draw:style-name="gr5" draw:text-style-name="P7" draw:layer="layout" svg:width="0.388cm" svg:height="0.53cm" svg:x="17.814cm" svg:y="11.504cm">
          <draw:text-box>
            <text:p text:style-name="P1"><text:span text:style-name="T5"><text:s/></text:span></text:p>
          </draw:text-box>
        </draw:frame>
        <draw:polygon draw:style-name="gr3" draw:text-style-name="P5" draw:layer="layout" svg:width="16.011cm" svg:height="0.051cm" svg:x="2.522cm" svg:y="12.885cm" svg:viewBox="0 0 16012 52" draw:points="0,0 16012,0 16012,52 0,52">
          <text:p/>
        </draw:polygon>
        <draw:frame draw:style-name="gr5" draw:text-style-name="P7" draw:layer="layout" svg:width="0.388cm" svg:height="0.53cm" svg:x="10.528cm" svg:y="12.351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2.574cm" svg:y="13.071cm">
          <draw:text-box>
            <text:p text:style-name="P1"><text:span text:style-name="T6"><text:s/></text:span></text:p>
          </draw:text-box>
        </draw:frame>
        <draw:frame draw:style-name="gr5" draw:text-style-name="P7" draw:layer="layout" svg:width="3.843cm" svg:height="0.53cm" svg:x="2.574cm" svg:y="13.706cm">
          <draw:text-box>
            <text:p text:style-name="P1"><text:span text:style-name="T5">Marker's comments: </text:span></text:p>
          </draw:text-box>
        </draw:frame>
        <draw:polygon draw:style-name="gr6" draw:text-style-name="P8" draw:layer="layout" svg:width="5.191cm" svg:height="0.889cm" svg:x="2.725cm" svg:y="15.078cm" svg:viewBox="0 0 5192 890" draw:points="0,0 5192,0 5192,890 0,890">
          <text:p/>
        </draw:polygon>
        <draw:polygon draw:style-name="gr6" draw:text-style-name="P8" draw:layer="layout" svg:width="4.826cm" svg:height="0.889cm" svg:x="2.903cm" svg:y="15.078cm" svg:viewBox="0 0 4827 890" draw:points="0,0 4827,0 4827,890 0,890">
          <text:p/>
        </draw:polygon>
        <draw:frame draw:style-name="gr5" draw:text-style-name="P7" draw:layer="layout" svg:width="0.388cm" svg:height="0.53cm" svg:x="2.574cm" svg:y="14.341cm">
          <draw:text-box>
            <text:p text:style-name="P1"><text:span text:style-name="T5"><text:s/></text:span></text:p>
          </draw:text-box>
        </draw:frame>
        <draw:polygon draw:style-name="gr6" draw:text-style-name="P8" draw:layer="layout" svg:width="5.191cm" svg:height="0.889cm" svg:x="7.932cm" svg:y="15.078cm" svg:viewBox="0 0 5192 890" draw:points="0,0 5192,0 5192,890 0,890">
          <text:p/>
        </draw:polygon>
        <draw:polygon draw:style-name="gr6" draw:text-style-name="P8" draw:layer="layout" svg:width="4.826cm" svg:height="0.889cm" svg:x="8.11cm" svg:y="15.078cm" svg:viewBox="0 0 4827 890" draw:points="0,0 4827,0 4827,890 0,890">
          <text:p/>
        </draw:polygon>
        <draw:frame draw:style-name="gr5" draw:text-style-name="P7" draw:layer="layout" svg:width="1.659cm" svg:height="0.53cm" svg:x="4.618cm" svg:y="15.264cm">
          <draw:text-box>
            <text:p text:style-name="P1"><text:span text:style-name="T5">Pr</text:span><text:span text:style-name="T5">o</text:span><text:span text:style-name="T5">bl</text:span><text:span text:style-name="T5">e</text:span><text:span text:style-name="T5">m </text:span></text:p>
          </draw:text-box>
        </draw:frame>
        <draw:polygon draw:style-name="gr6" draw:text-style-name="P8" draw:layer="layout" svg:width="5.191cm" svg:height="0.889cm" svg:x="13.139cm" svg:y="15.078cm" svg:viewBox="0 0 5192 890" draw:points="0,0 5192,0 5192,890 0,890">
          <text:p/>
        </draw:polygon>
        <draw:polygon draw:style-name="gr6" draw:text-style-name="P8" draw:layer="layout" svg:width="4.826cm" svg:height="0.889cm" svg:x="13.317cm" svg:y="15.078cm" svg:viewBox="0 0 4827 890" draw:points="0,0 4827,0 4827,890 0,890">
          <text:p/>
        </draw:polygon>
        <draw:frame draw:style-name="gr5" draw:text-style-name="P7" draw:layer="layout" svg:width="1.23cm" svg:height="0.53cm" svg:x="10.019cm" svg:y="15.264cm">
          <draw:text-box>
            <text:p text:style-name="P1"><text:span text:style-name="T5">M</text:span><text:span text:style-name="T5">a</text:span><text:span text:style-name="T5">r</text:span><text:span text:style-name="T5">k</text:span><text:span text:style-name="T5">s</text:span><text:span text:style-name="T5"> </text:span></text:p>
          </draw:text-box>
        </draw:frame>
        <draw:polygon draw:style-name="gr3" draw:text-style-name="P5" draw:layer="layout" svg:width="0.016cm" svg:height="0.017cm" svg:x="2.709cm" svg:y="15.053cm" svg:viewBox="0 0 17 18" draw:points="0,0 17,0 17,18 0,18">
          <text:p/>
        </draw:polygon>
        <draw:polygon draw:style-name="gr3" draw:text-style-name="P5" draw:layer="layout" svg:width="0.016cm" svg:height="0.017cm" svg:x="2.709cm" svg:y="15.053cm" svg:viewBox="0 0 17 18" draw:points="0,0 17,0 17,18 0,18">
          <text:p/>
        </draw:polygon>
        <draw:polygon draw:style-name="gr3" draw:text-style-name="P5" draw:layer="layout" svg:width="5.191cm" svg:height="0.017cm" svg:x="2.725cm" svg:y="15.053cm" svg:viewBox="0 0 5192 18" draw:points="0,0 5192,0 5192,18 0,18">
          <text:p/>
        </draw:polygon>
        <draw:polygon draw:style-name="gr3" draw:text-style-name="P5" draw:layer="layout" svg:width="0.016cm" svg:height="0.017cm" svg:x="7.916cm" svg:y="15.053cm" svg:viewBox="0 0 17 18" draw:points="0,0 17,0 17,18 0,18">
          <text:p/>
        </draw:polygon>
        <draw:polygon draw:style-name="gr3" draw:text-style-name="P5" draw:layer="layout" svg:width="5.191cm" svg:height="0.017cm" svg:x="7.932cm" svg:y="15.053cm" svg:viewBox="0 0 5192 18" draw:points="0,0 5192,0 5192,18 0,18">
          <text:p/>
        </draw:polygon>
        <draw:polygon draw:style-name="gr3" draw:text-style-name="P5" draw:layer="layout" svg:width="0.016cm" svg:height="0.017cm" svg:x="13.123cm" svg:y="15.053cm" svg:viewBox="0 0 17 18" draw:points="0,0 17,0 17,18 0,18">
          <text:p/>
        </draw:polygon>
        <draw:polygon draw:style-name="gr3" draw:text-style-name="P5" draw:layer="layout" svg:width="5.191cm" svg:height="0.017cm" svg:x="13.139cm" svg:y="15.053cm" svg:viewBox="0 0 5192 18" draw:points="0,0 5192,0 5192,18 0,18">
          <text:p/>
        </draw:polygon>
        <draw:polygon draw:style-name="gr3" draw:text-style-name="P5" draw:layer="layout" svg:width="0.016cm" svg:height="0.017cm" svg:x="18.33cm" svg:y="15.053cm" svg:viewBox="0 0 17 18" draw:points="0,0 17,0 17,18 0,18">
          <text:p/>
        </draw:polygon>
        <draw:polygon draw:style-name="gr3" draw:text-style-name="P5" draw:layer="layout" svg:width="0.016cm" svg:height="0.017cm" svg:x="18.33cm" svg:y="15.053cm" svg:viewBox="0 0 17 18" draw:points="0,0 17,0 17,18 0,18">
          <text:p/>
        </draw:polygon>
        <draw:polygon draw:style-name="gr3" draw:text-style-name="P5" draw:layer="layout" svg:width="0.016cm" svg:height="0.897cm" svg:x="2.709cm" svg:y="15.07cm" svg:viewBox="0 0 17 898" draw:points="0,0 17,0 17,898 0,898">
          <text:p/>
        </draw:polygon>
        <draw:polygon draw:style-name="gr3" draw:text-style-name="P5" draw:layer="layout" svg:width="0.016cm" svg:height="0.897cm" svg:x="7.916cm" svg:y="15.07cm" svg:viewBox="0 0 17 898" draw:points="0,0 17,0 17,898 0,898">
          <text:p/>
        </draw:polygon>
        <draw:polygon draw:style-name="gr3" draw:text-style-name="P5" draw:layer="layout" svg:width="0.016cm" svg:height="0.897cm" svg:x="13.123cm" svg:y="15.07cm" svg:viewBox="0 0 17 898" draw:points="0,0 17,0 17,898 0,898">
          <text:p/>
        </draw:polygon>
        <draw:polygon draw:style-name="gr3" draw:text-style-name="P5" draw:layer="layout" svg:width="0.016cm" svg:height="0.897cm" svg:x="18.33cm" svg:y="15.07cm" svg:viewBox="0 0 17 898" draw:points="0,0 17,0 17,898 0,898">
          <text:p/>
        </draw:polygon>
        <draw:frame draw:style-name="gr5" draw:text-style-name="P7" draw:layer="layout" svg:width="1.806cm" svg:height="0.53cm" svg:x="14.958cm" svg:y="15.264cm">
          <draw:text-box>
            <text:p text:style-name="P1"><text:span text:style-name="T5">O</text:span><text:span text:style-name="T5">b</text:span><text:span text:style-name="T5">t</text:span><text:span text:style-name="T5">a</text:span><text:span text:style-name="T5">i</text:span><text:span text:style-name="T5">n</text:span><text:span text:style-name="T5">e</text:span><text:span text:style-name="T5">d</text:span><text:span text:style-name="T5"> </text:span></text:p>
          </draw:text-box>
        </draw:frame>
        <draw:frame draw:style-name="gr5" draw:text-style-name="P7" draw:layer="layout" svg:width="0.388cm" svg:height="0.53cm" svg:x="5.211cm" svg:y="16.17cm">
          <draw:text-box>
            <text:p text:style-name="P1"><text:span text:style-name="T5">1</text:span><text:span text:style-name="T5"> </text:span></text:p>
          </draw:text-box>
        </draw:frame>
        <draw:frame draw:style-name="gr5" draw:text-style-name="P7" draw:layer="layout" svg:width="0.549cm" svg:height="0.53cm" svg:x="10.312cm" svg:y="16.17cm">
          <draw:text-box>
            <text:p text:style-name="P1"><text:span text:style-name="T5">34 </text:span></text:p>
          </draw:text-box>
        </draw:frame>
        <draw:polygon draw:style-name="gr3" draw:text-style-name="P5" draw:layer="layout" svg:width="0.016cm" svg:height="0.017cm" svg:x="2.709cm" svg:y="15.967cm" svg:viewBox="0 0 17 18" draw:points="0,0 17,0 17,18 0,18">
          <text:p/>
        </draw:polygon>
        <draw:polygon draw:style-name="gr3" draw:text-style-name="P5" draw:layer="layout" svg:width="5.191cm" svg:height="0.017cm" svg:x="2.725cm" svg:y="15.967cm" svg:viewBox="0 0 5192 18" draw:points="0,0 5192,0 5192,18 0,18">
          <text:p/>
        </draw:polygon>
        <draw:polygon draw:style-name="gr3" draw:text-style-name="P5" draw:layer="layout" svg:width="0.016cm" svg:height="0.017cm" svg:x="7.916cm" svg:y="15.967cm" svg:viewBox="0 0 17 18" draw:points="0,0 17,0 17,18 0,18">
          <text:p/>
        </draw:polygon>
        <draw:polygon draw:style-name="gr3" draw:text-style-name="P5" draw:layer="layout" svg:width="5.191cm" svg:height="0.017cm" svg:x="7.932cm" svg:y="15.967cm" svg:viewBox="0 0 5192 18" draw:points="0,0 5192,0 5192,18 0,18">
          <text:p/>
        </draw:polygon>
        <draw:polygon draw:style-name="gr3" draw:text-style-name="P5" draw:layer="layout" svg:width="0.016cm" svg:height="0.017cm" svg:x="13.123cm" svg:y="15.967cm" svg:viewBox="0 0 17 18" draw:points="0,0 17,0 17,18 0,18">
          <text:p/>
        </draw:polygon>
        <draw:polygon draw:style-name="gr3" draw:text-style-name="P5" draw:layer="layout" svg:width="5.191cm" svg:height="0.017cm" svg:x="13.139cm" svg:y="15.967cm" svg:viewBox="0 0 5192 18" draw:points="0,0 5192,0 5192,18 0,18">
          <text:p/>
        </draw:polygon>
        <draw:polygon draw:style-name="gr3" draw:text-style-name="P5" draw:layer="layout" svg:width="0.016cm" svg:height="0.017cm" svg:x="18.33cm" svg:y="15.967cm" svg:viewBox="0 0 17 18" draw:points="0,0 17,0 17,18 0,18">
          <text:p/>
        </draw:polygon>
        <draw:polygon draw:style-name="gr3" draw:text-style-name="P5" draw:layer="layout" svg:width="0.016cm" svg:height="0.89cm" svg:x="2.709cm" svg:y="15.984cm" svg:viewBox="0 0 17 891" draw:points="0,0 17,0 17,891 0,891">
          <text:p/>
        </draw:polygon>
        <draw:polygon draw:style-name="gr3" draw:text-style-name="P5" draw:layer="layout" svg:width="0.016cm" svg:height="0.89cm" svg:x="7.916cm" svg:y="15.984cm" svg:viewBox="0 0 17 891" draw:points="0,0 17,0 17,891 0,891">
          <text:p/>
        </draw:polygon>
        <draw:polygon draw:style-name="gr3" draw:text-style-name="P5" draw:layer="layout" svg:width="0.016cm" svg:height="0.89cm" svg:x="13.123cm" svg:y="15.984cm" svg:viewBox="0 0 17 891" draw:points="0,0 17,0 17,891 0,891">
          <text:p/>
        </draw:polygon>
        <draw:polygon draw:style-name="gr3" draw:text-style-name="P5" draw:layer="layout" svg:width="0.016cm" svg:height="0.89cm" svg:x="18.33cm" svg:y="15.984cm" svg:viewBox="0 0 17 891" draw:points="0,0 17,0 17,891 0,891">
          <text:p/>
        </draw:polygon>
        <draw:frame draw:style-name="gr5" draw:text-style-name="P7" draw:layer="layout" svg:width="0.388cm" svg:height="0.53cm" svg:x="15.731cm" svg:y="16.17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5.211cm" svg:y="17.075cm">
          <draw:text-box>
            <text:p text:style-name="P1"><text:span text:style-name="T5">2 </text:span></text:p>
          </draw:text-box>
        </draw:frame>
        <draw:frame draw:style-name="gr5" draw:text-style-name="P7" draw:layer="layout" svg:width="0.772cm" svg:height="0.53cm" svg:x="10.206cm" svg:y="17.075cm">
          <draw:text-box>
            <text:p text:style-name="P1"><text:span text:style-name="T5">112 </text:span></text:p>
          </draw:text-box>
        </draw:frame>
        <draw:polygon draw:style-name="gr3" draw:text-style-name="P5" draw:layer="layout" svg:width="0.016cm" svg:height="0.017cm" svg:x="2.709cm" svg:y="16.873cm" svg:viewBox="0 0 17 18" draw:points="0,0 17,0 17,18 0,18">
          <text:p/>
        </draw:polygon>
        <draw:polygon draw:style-name="gr3" draw:text-style-name="P5" draw:layer="layout" svg:width="5.191cm" svg:height="0.017cm" svg:x="2.725cm" svg:y="16.873cm" svg:viewBox="0 0 5192 18" draw:points="0,0 5192,0 5192,18 0,18">
          <text:p/>
        </draw:polygon>
        <draw:polygon draw:style-name="gr3" draw:text-style-name="P5" draw:layer="layout" svg:width="0.016cm" svg:height="0.017cm" svg:x="7.916cm" svg:y="16.873cm" svg:viewBox="0 0 17 18" draw:points="0,0 17,0 17,18 0,18">
          <text:p/>
        </draw:polygon>
        <draw:polygon draw:style-name="gr3" draw:text-style-name="P5" draw:layer="layout" svg:width="5.191cm" svg:height="0.017cm" svg:x="7.932cm" svg:y="16.873cm" svg:viewBox="0 0 5192 18" draw:points="0,0 5192,0 5192,18 0,18">
          <text:p/>
        </draw:polygon>
        <draw:polygon draw:style-name="gr3" draw:text-style-name="P5" draw:layer="layout" svg:width="0.016cm" svg:height="0.017cm" svg:x="13.123cm" svg:y="16.873cm" svg:viewBox="0 0 17 18" draw:points="0,0 17,0 17,18 0,18">
          <text:p/>
        </draw:polygon>
        <draw:polygon draw:style-name="gr3" draw:text-style-name="P5" draw:layer="layout" svg:width="5.191cm" svg:height="0.017cm" svg:x="13.139cm" svg:y="16.873cm" svg:viewBox="0 0 5192 18" draw:points="0,0 5192,0 5192,18 0,18">
          <text:p/>
        </draw:polygon>
        <draw:polygon draw:style-name="gr3" draw:text-style-name="P5" draw:layer="layout" svg:width="0.016cm" svg:height="0.017cm" svg:x="18.33cm" svg:y="16.873cm" svg:viewBox="0 0 17 18" draw:points="0,0 17,0 17,18 0,18">
          <text:p/>
        </draw:polygon>
        <draw:polygon draw:style-name="gr3" draw:text-style-name="P5" draw:layer="layout" svg:width="0.016cm" svg:height="0.898cm" svg:x="2.709cm" svg:y="16.89cm" svg:viewBox="0 0 17 899" draw:points="0,0 17,0 17,899 0,899">
          <text:p/>
        </draw:polygon>
        <draw:polygon draw:style-name="gr3" draw:text-style-name="P5" draw:layer="layout" svg:width="0.016cm" svg:height="0.898cm" svg:x="7.916cm" svg:y="16.89cm" svg:viewBox="0 0 17 899" draw:points="0,0 17,0 17,899 0,899">
          <text:p/>
        </draw:polygon>
        <draw:polygon draw:style-name="gr3" draw:text-style-name="P5" draw:layer="layout" svg:width="0.016cm" svg:height="0.898cm" svg:x="13.123cm" svg:y="16.89cm" svg:viewBox="0 0 17 899" draw:points="0,0 17,0 17,899 0,899">
          <text:p/>
        </draw:polygon>
        <draw:polygon draw:style-name="gr3" draw:text-style-name="P5" draw:layer="layout" svg:width="0.016cm" svg:height="0.898cm" svg:x="18.33cm" svg:y="16.89cm" svg:viewBox="0 0 17 899" draw:points="0,0 17,0 17,899 0,899">
          <text:p/>
        </draw:polygon>
        <draw:frame draw:style-name="gr5" draw:text-style-name="P7" draw:layer="layout" svg:width="0.388cm" svg:height="0.53cm" svg:x="15.731cm" svg:y="17.075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1.015cm" svg:height="0.53cm" svg:x="4.887cm" svg:y="17.99cm">
          <draw:text-box>
            <text:p text:style-name="P1"><text:span text:style-name="T5">Total </text:span></text:p>
          </draw:text-box>
        </draw:frame>
        <draw:frame draw:style-name="gr5" draw:text-style-name="P7" draw:layer="layout" svg:width="0.772cm" svg:height="0.53cm" svg:x="10.206cm" svg:y="17.99cm">
          <draw:text-box>
            <text:p text:style-name="P1"><text:span text:style-name="T5">146 </text:span></text:p>
          </draw:text-box>
        </draw:frame>
        <draw:polygon draw:style-name="gr3" draw:text-style-name="P5" draw:layer="layout" svg:width="0.016cm" svg:height="0.017cm" svg:x="2.709cm" svg:y="17.788cm" svg:viewBox="0 0 17 18" draw:points="0,0 17,0 17,18 0,18">
          <text:p/>
        </draw:polygon>
        <draw:polygon draw:style-name="gr3" draw:text-style-name="P5" draw:layer="layout" svg:width="5.191cm" svg:height="0.017cm" svg:x="2.725cm" svg:y="17.788cm" svg:viewBox="0 0 5192 18" draw:points="0,0 5192,0 5192,18 0,18">
          <text:p/>
        </draw:polygon>
        <draw:polygon draw:style-name="gr3" draw:text-style-name="P5" draw:layer="layout" svg:width="0.016cm" svg:height="0.017cm" svg:x="7.916cm" svg:y="17.788cm" svg:viewBox="0 0 17 18" draw:points="0,0 17,0 17,18 0,18">
          <text:p/>
        </draw:polygon>
        <draw:polygon draw:style-name="gr3" draw:text-style-name="P5" draw:layer="layout" svg:width="5.191cm" svg:height="0.017cm" svg:x="7.932cm" svg:y="17.788cm" svg:viewBox="0 0 5192 18" draw:points="0,0 5192,0 5192,18 0,18">
          <text:p/>
        </draw:polygon>
        <draw:polygon draw:style-name="gr3" draw:text-style-name="P5" draw:layer="layout" svg:width="0.016cm" svg:height="0.017cm" svg:x="13.123cm" svg:y="17.788cm" svg:viewBox="0 0 17 18" draw:points="0,0 17,0 17,18 0,18">
          <text:p/>
        </draw:polygon>
        <draw:polygon draw:style-name="gr3" draw:text-style-name="P5" draw:layer="layout" svg:width="5.191cm" svg:height="0.017cm" svg:x="13.139cm" svg:y="17.788cm" svg:viewBox="0 0 5192 18" draw:points="0,0 5192,0 5192,18 0,18">
          <text:p/>
        </draw:polygon>
        <draw:polygon draw:style-name="gr3" draw:text-style-name="P5" draw:layer="layout" svg:width="0.016cm" svg:height="0.017cm" svg:x="18.33cm" svg:y="17.788cm" svg:viewBox="0 0 17 18" draw:points="0,0 17,0 17,18 0,18">
          <text:p/>
        </draw:polygon>
        <draw:polygon draw:style-name="gr3" draw:text-style-name="P5" draw:layer="layout" svg:width="0.016cm" svg:height="0.89cm" svg:x="2.709cm" svg:y="17.805cm" svg:viewBox="0 0 17 891" draw:points="0,0 17,0 17,891 0,891">
          <text:p/>
        </draw:polygon>
        <draw:polygon draw:style-name="gr3" draw:text-style-name="P5" draw:layer="layout" svg:width="0.016cm" svg:height="0.017cm" svg:x="2.709cm" svg:y="18.694cm" svg:viewBox="0 0 17 18" draw:points="0,0 17,0 17,18 0,18">
          <text:p/>
        </draw:polygon>
        <draw:polygon draw:style-name="gr3" draw:text-style-name="P5" draw:layer="layout" svg:width="0.016cm" svg:height="0.017cm" svg:x="2.709cm" svg:y="18.694cm" svg:viewBox="0 0 17 18" draw:points="0,0 17,0 17,18 0,18">
          <text:p/>
        </draw:polygon>
        <draw:polygon draw:style-name="gr3" draw:text-style-name="P5" draw:layer="layout" svg:width="5.191cm" svg:height="0.017cm" svg:x="2.725cm" svg:y="18.694cm" svg:viewBox="0 0 5192 18" draw:points="0,0 5192,0 5192,18 0,18">
          <text:p/>
        </draw:polygon>
        <draw:polygon draw:style-name="gr3" draw:text-style-name="P5" draw:layer="layout" svg:width="0.016cm" svg:height="0.89cm" svg:x="7.916cm" svg:y="17.805cm" svg:viewBox="0 0 17 891" draw:points="0,0 17,0 17,891 0,891">
          <text:p/>
        </draw:polygon>
        <draw:polygon draw:style-name="gr3" draw:text-style-name="P5" draw:layer="layout" svg:width="0.016cm" svg:height="0.017cm" svg:x="7.916cm" svg:y="18.694cm" svg:viewBox="0 0 17 18" draw:points="0,0 17,0 17,18 0,18">
          <text:p/>
        </draw:polygon>
        <draw:polygon draw:style-name="gr3" draw:text-style-name="P5" draw:layer="layout" svg:width="5.191cm" svg:height="0.017cm" svg:x="7.932cm" svg:y="18.694cm" svg:viewBox="0 0 5192 18" draw:points="0,0 5192,0 5192,18 0,18">
          <text:p/>
        </draw:polygon>
        <draw:polygon draw:style-name="gr3" draw:text-style-name="P5" draw:layer="layout" svg:width="0.016cm" svg:height="0.89cm" svg:x="13.123cm" svg:y="17.805cm" svg:viewBox="0 0 17 891" draw:points="0,0 17,0 17,891 0,891">
          <text:p/>
        </draw:polygon>
        <draw:polygon draw:style-name="gr3" draw:text-style-name="P5" draw:layer="layout" svg:width="0.016cm" svg:height="0.017cm" svg:x="13.123cm" svg:y="18.694cm" svg:viewBox="0 0 17 18" draw:points="0,0 17,0 17,18 0,18">
          <text:p/>
        </draw:polygon>
        <draw:polygon draw:style-name="gr3" draw:text-style-name="P5" draw:layer="layout" svg:width="5.191cm" svg:height="0.017cm" svg:x="13.139cm" svg:y="18.694cm" svg:viewBox="0 0 5192 18" draw:points="0,0 5192,0 5192,18 0,18">
          <text:p/>
        </draw:polygon>
        <draw:polygon draw:style-name="gr3" draw:text-style-name="P5" draw:layer="layout" svg:width="0.016cm" svg:height="0.89cm" svg:x="18.33cm" svg:y="17.805cm" svg:viewBox="0 0 17 891" draw:points="0,0 17,0 17,891 0,891">
          <text:p/>
        </draw:polygon>
        <draw:polygon draw:style-name="gr3" draw:text-style-name="P5" draw:layer="layout" svg:width="0.016cm" svg:height="0.017cm" svg:x="18.33cm" svg:y="18.694cm" svg:viewBox="0 0 17 18" draw:points="0,0 17,0 17,18 0,18">
          <text:p/>
        </draw:polygon>
        <draw:polygon draw:style-name="gr3" draw:text-style-name="P5" draw:layer="layout" svg:width="0.016cm" svg:height="0.017cm" svg:x="18.33cm" svg:y="18.694cm" svg:viewBox="0 0 17 18" draw:points="0,0 17,0 17,18 0,18">
          <text:p/>
        </draw:polygon>
        <draw:frame draw:style-name="gr5" draw:text-style-name="P7" draw:layer="layout" svg:width="0.388cm" svg:height="0.53cm" svg:x="15.731cm" svg:y="17.99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2.574cm" svg:y="18.633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2.574cm" svg:y="19.268cm">
          <draw:text-box>
            <text:p text:style-name="P1"><text:span text:style-name="T5"><text:s/></text:span></text:p>
          </draw:text-box>
        </draw:frame>
        <draw:polygon draw:style-name="gr3" draw:text-style-name="P5" draw:layer="layout" svg:width="16.011cm" svg:height="0.051cm" svg:x="2.522cm" svg:y="19.811cm" svg:viewBox="0 0 16012 52" draw:points="0,0 16012,0 16012,52 0,52">
          <text:p/>
        </draw:polygon>
        <draw:frame draw:style-name="gr5" draw:text-style-name="P7" draw:layer="layout" svg:width="0.388cm" svg:height="0.53cm" svg:x="17.919cm" svg:y="19.268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2.574cm" svg:y="19.996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4.597cm" svg:height="0.53cm" svg:x="2.574cm" svg:y="20.631cm">
          <draw:text-box>
            <text:p text:style-name="P1"><text:span text:style-name="T6">Extension certification: </text:span></text:p>
          </draw:text-box>
        </draw:frame>
        <draw:frame draw:style-name="gr5" draw:text-style-name="P7" draw:layer="layout" svg:width="0.388cm" svg:height="0.53cm" svg:x="2.574cm" svg:y="21.266cm">
          <draw:text-box>
            <text:p text:style-name="P1"><text:span text:style-name="T6"><text:s/></text:span></text:p>
          </draw:text-box>
        </draw:frame>
        <draw:frame draw:style-name="gr5" draw:text-style-name="P7" draw:layer="layout" svg:width="12.362cm" svg:height="0.53cm" svg:x="2.574cm" svg:y="21.901cm">
          <draw:text-box>
            <text:p text:style-name="P1"><text:span text:style-name="T5">This assignment has been given an extension and is now due on <text:s text:c="5"/></text:span></text:p>
          </draw:text-box>
        </draw:frame>
        <draw:frame draw:style-name="gr5" draw:text-style-name="P7" draw:layer="layout" svg:width="0.388cm" svg:height="0.53cm" svg:x="15.274cm" svg:y="21.901cm">
          <draw:text-box>
            <text:p text:style-name="P1"><text:span text:style-name="T5"><text:s/></text:span></text:p>
          </draw:text-box>
        </draw:frame>
        <draw:polygon draw:style-name="gr3" draw:text-style-name="P5" draw:layer="layout" svg:width="2.303cm" svg:height="0.026cm" svg:x="14.24cm" svg:y="22.351cm" svg:viewBox="0 0 2304 27" draw:points="0,0 2304,0 2304,27 0,27">
          <text:p/>
        </draw:polygon>
        <draw:frame draw:style-name="gr5" draw:text-style-name="P7" draw:layer="layout" svg:width="0.388cm" svg:height="0.53cm" svg:x="16.544cm" svg:y="21.901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2.574cm" svg:y="22.536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3.844cm" svg:y="22.536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5.114cm" svg:y="22.536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6.384cm" svg:y="22.536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7.654cm" svg:y="22.536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8.924cm" svg:y="22.536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4.316cm" svg:height="0.53cm" svg:x="2.574cm" svg:y="23.171cm">
          <draw:text-box>
            <text:p text:style-name="P1"><text:span text:style-name="T5">Signature of Convener: </text:span></text:p>
          </draw:text-box>
        </draw:frame>
        <draw:frame draw:style-name="gr5" draw:text-style-name="P7" draw:layer="layout" svg:width="0.388cm" svg:height="0.53cm" svg:x="7.654cm" svg:y="23.171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8.924cm" svg:y="23.171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10.194cm" svg:y="23.171cm">
          <draw:text-box>
            <text:p text:style-name="P1"><text:span text:style-name="T5"><text:s/></text:span></text:p>
          </draw:text-box>
        </draw:frame>
        <draw:polygon draw:style-name="gr3" draw:text-style-name="P5" draw:layer="layout" svg:width="4.928cm" svg:height="0.026cm" svg:x="6.535cm" svg:y="23.621cm" svg:viewBox="0 0 4929 27" draw:points="0,0 4929,0 4929,27 0,27">
          <text:p/>
        </draw:polygon>
        <draw:frame draw:style-name="gr5" draw:text-style-name="P7" draw:layer="layout" svg:width="0.388cm" svg:height="0.53cm" svg:x="11.464cm" svg:y="23.171cm">
          <draw:text-box>
            <text:p text:style-name="P1"><text:span text:style-name="T5"><text:s/></text:span></text:p>
          </draw:text-box>
        </draw:frame>
        <draw:frame draw:style-name="gr5" draw:text-style-name="P7" draw:layer="layout" svg:width="0.388cm" svg:height="0.53cm" svg:x="2.574cm" svg:y="23.959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9cm" svg:height="0.67cm" svg:x="7.654cm" svg:y="23.85cm">
          <draw:text-box>
            <text:p text:style-name="P1"><text:span text:style-name="T2"><text:s/></text:span></text:p>
          </draw:text-box>
        </draw:frame>
        <draw:frame draw:style-name="gr7" draw:text-style-name="P9" draw:layer="layout" svg:width="6.25cm" svg:height="0.687cm" svg:x="5.25cm" svg:y="11.45cm">
          <draw:text-box>
            <text:p>Dhanveer Ramnauth</text:p>
          </draw:text-box>
        </draw:frame>
        <draw:frame draw:style-name="gr8" draw:text-style-name="P9" draw:layer="layout" svg:width="2.25cm" svg:height="0.941cm" svg:x="15cm" svg:y="11.45cm">
          <draw:text-box>
            <text:p>103866373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18T18:31:37.235966531</dc:date>
    <meta:editing-duration>PT56S</meta:editing-duration>
    <meta:editing-cycles>1</meta:editing-cycles>
    <meta:document-statistic meta:object-count="153"/>
    <meta:generator>LibreOffice/25.2.3.2$Linux_X86_64 LibreOffice_project/520$Build-2</meta:generator>
  </office:meta>
</office:document-meta>
</file>